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onent Supplier cost</text:p>
      <text:p text:style-name="Standard">Processor</text:p>
      <text:p text:style-name="Standard">STM32 VL discovery Mouser, Digikey, Future Electronics</text:p>
      <text:p text:style-name="Standard">$10</text:p>
      <text:p text:style-name="Standard">Asynchronous Serial</text:p>
      <text:p text:style-name="Standard">USB/UART breakout Sparkfun, Pololu, ebay $7-$15</text:p>
      <text:p text:style-name="Standard">SPI</text:p>
      <text:p text:style-name="Standard">EEPROM (25LC160) Digikey, Mouser, others $0.75</text:p>
      <text:p text:style-name="Standard">LCD (ST7735) ebay and adafruit $16-$25</text:p>
      <text:p text:style-name="Standard">Micro SD card (1-2G) Various $5</text:p>
      <text:p text:style-name="Standard">I2C</text:p>
      <text:p text:style-name="Standard">Wii Nunchuk ebay (clones), Amazon $6-$12</text:p>
      <text:p text:style-name="Standard">Nunchuk Adaptor Sparkfun, Adafruit $3</text:p>
      <text:p text:style-name="Standard">Time Based</text:p>
      <text:p text:style-name="Standard">Hobby Servo (HS-55 micro) ebay $5</text:p>
      <text:p text:style-name="Standard">Ultrasonic range finder (HC-SR04) ebay $4</text:p>
      <text:p text:style-name="Standard">Analog</text:p>
      <text:p text:style-name="Standard">Potentiometer Digikey, Mouser, ebay $1</text:p>
      <text:p text:style-name="Standard">Audio amplifier Sparkfun (TPA2005D1) $8</text:p>
      <text:p text:style-name="Standard">Speaker Sparkfun COM-10722 $1</text:p>
      <text:p text:style-name="Standard">Microphone Module Sparkfun (BOB-09868 or</text:p>
      <text:p text:style-name="Standard">BOB-09964)</text:p>
      <text:p text:style-name="Standard">$8-$10</text:p>
      <text:p text:style-name="Standard">Power Supply (optional)</text:p>
      <text:p text:style-name="Standard">Step Down Regulator (2110) Pololu $15</text:p>
      <text:p text:style-name="Standard">9V Battery Holder</text:p>
      <text:p text:style-name="Standard">9V Battery</text:p>
      <text:p text:style-name="Standard">Prototyping Materials</text:p>
      <text:p text:style-name="Standard">Solderless 700 point breadboard (2) ebay $6</text:p>
      <text:p text:style-name="Standard">Jumper wires ebay $5-$10</text:p>
      <text:p text:style-name="Standard">Test Equipment</text:p>
      <text:p text:style-name="Standard">Saleae Logic or Saleae $150</text:p>
      <text:p text:style-name="Standard">Oscilloscope optional for testing analog</text:p>
      <text:p text:style-name="Standard">output</text:p>
      <text:p text:style-name="Standard">Figure 1.1: Required Prototype Hardware and Suppli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03:42:00.849592672</meta:creation-date>
    <dc:date>2021-12-29T03:42:55.792139449</dc:date>
    <meta:editing-duration>PT59S</meta:editing-duration>
    <meta:editing-cycles>1</meta:editing-cycles>
    <meta:document-statistic meta:table-count="0" meta:image-count="0" meta:object-count="0" meta:page-count="1" meta:paragraph-count="35" meta:word-count="134" meta:character-count="920" meta:non-whitespace-character-count="821"/>
    <meta:generator>LibreOffice/6.0.7.3$Linux_X86_64 LibreOffice_project/00m0$Build-3</meta:generator>
  </office:meta>
</office:document-meta>
</file>